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font-name="Arial" fo:font-size="12pt" fo:letter-spacing="normal" fo:font-style="normal" fo:font-weight="normal" officeooo:paragraph-rsid="0012159e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2159e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fo:font-weight="normal" officeooo:paragraph-rsid="0012159e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2159e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officeooo:rsid="0012159e" style:text-blinking="false" fo:background-color="transparent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officeooo:rsid="000e831a" style:text-blinking="false" fo:background-color="transparent"/>
    </style:style>
    <style:style style:name="T13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/>
    </style:style>
    <style:style style:name="T14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fo:letter-spacing="normal" fo:font-style="normal" style:text-underline-style="none" officeooo:rsid="001341b2" style:text-blinking="false" fo:background-color="transparent"/>
    </style:style>
    <style:style style:name="T16" style:family="text">
      <style:text-properties officeooo:rsid="001341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441142f-880a-6822-8f77-4085cb3e9ea1"/>Documento de Análise de Impacto e de Opções de Modificação</text:p>
      <text:p text:style-name="P2"/>
      <text:p text:style-name="P6"><text:span text:style-name="T9">Nome:</text:span><text:span text:style-name="T5"> Yuri Matheus Dias Pereira</text:span></text:p>
      <text:p text:style-name="P3"/>
      <text:p text:style-name="P9"><text:span text:style-name="T9">Escopo: </text:span><text:span text:style-name="T1">Adequação ao MPS.BR e redução de redundância, seguindo especificações pedidas pela professora Adriana, alterando o Plano de Projeto, Plano de Gerência de Configuração e planilha de Gerenciamento de Riscos.</text:span></text:p>
      <text:p text:style-name="P3"/>
      <text:p text:style-name="P6"><text:span text:style-name="T9">Tipo da Manutenção: </text:span><text:span text:style-name="T5">Corretiva.</text:span></text:p>
      <text:p text:style-name="P3"/>
      <text:p text:style-name="P8"><text:span text:style-name="T9">Criticidade:</text:span><text:span text:style-name="T11"> </text:span><text:span text:style-name="T12">Baixa.</text:span></text:p>
      <text:p text:style-name="P8"><text:span text:style-name="T12"/></text:p>
      <text:p text:style-name="P6"><text:span text:style-name="T9">Tempo Estimado:</text:span><text:span text:style-name="T10"> </text:span><text:span text:style-name="T5">2h</text:span></text:p>
      <text:p text:style-name="P3"/>
      <text:p text:style-name="P6"><text:span text:style-name="T9">Custo estimado:</text:span><text:span text:style-name="T4"> </text:span><text:span text:style-name="T5">Apenas uma </text:span><text:span text:style-name="T6">pessoa.</text:span></text:p>
      <text:p text:style-name="P3"/>
      <text:p text:style-name="P4">Opções de Desenvolvimento:</text:p>
      <text:p text:style-name="P3"/>
      <text:p text:style-name="P4">Opção 1:</text:p>
      <text:p text:style-name="P7"><text:span text:style-name="T9">Descrição: </text:span><text:span text:style-name="T13">1</text:span><text:span text:style-name="T15"> – </text:span><text:span text:style-name="T14">É necessário especificar no Plano de Gerência de Configuração onde estarão os documentos definidos na EAP dentro da hierarquia de itens de configuração, além de definir o nível de controle de cada um dos artefatos da pasta (armazenamento, versionamento) e <text:s/>alterar o texto da seção 2 do documento de GCS retirando a referência para a seção 5.2 do plano de projeto. </text:span></text:p>
      <text:p text:style-name="P10"/>
      <text:p text:style-name="P10">2<text:span text:style-name="T16"> – </text:span>Na seção de recursos tecnológicos do plano de projeto fazer uma referência para a seção 2 do plano de gerência de configuração.</text:p>
      <text:p text:style-name="P10"/>
      <text:p text:style-name="P10">3<text:span text:style-name="T16"> – </text:span>Na seção de papéis é necessário informar que o Product Owner é o fornecedor de requisitos.</text:p>
      <text:p text:style-name="P10"/>
      <text:p text:style-name="P10">4<text:span text:style-name="T16"> – </text:span>Além disso, é necessário alterar no plano de projeto na seção de viabilidade uma explicação dizendo que a aprovação do plano foi feita seguindo os critérios de avaliação de requisitos que se encontram no processo de Gerência de Requisitos e colocar explicitamente que o Product Owner aprovou estes requisitos. </text:p>
      <text:p text:style-name="P10"/>
      <text:p text:style-name="P10">5<text:span text:style-name="T16"> – </text:span>Com esse mesmo foco, é necessário retirar as abas de Mitigação e Plano de Contingência o template <text:span text:style-name="T16">de</text:span> gerenciamento de Riscos na definição do processo, pois seria um overhead desnecessário para a Gerência de Projeto, sendo que não é necessário tais tratamentos para seguir o nível G do MPS.BR.</text:p>
      <text:p text:style-name="P10"/>
      <text:p text:style-name="P5"><text:span text:style-name="T3">6 – Na planilha de Gerenciamento de Riscos adicionar um texto dizendo que todos os riscos do projeto, independentemente de sua prioridade serão monitorados semanalmente seguindo a política definida pelo processo de Gerência de Projeto.</text:span></text:p>
      <text:p text:style-name="P6"><text:span text:style-name="T9">Arquivos modificados:</text:span><text:span text:style-name="T4"> </text:span><text:span text:style-name="T8">Plano de Gerência de Configuração, Plano de Projeto e planilha de Gerenciamento de Riscos.</text:span></text:p>
      <text:p text:style-name="P6"><text:span text:style-name="T9">Impacto da opção: </text:span><text:span text:style-name="T7">Baixo, apenas algumas definições serão modificadas para garantir a </text:span><text:soft-page-break/><text:span text:style-name="T7">adequação ao MPS.BR.</text:span></text:p>
      <text:p text:style-name="P6"><text:span text:style-name="T9">Aceitação: </text:span><text:span text:style-name="T7">Aceita</text:span></text:p>
      <text:p text:style-name="P3"/>
      <text:p text:style-name="P6"><text:span text:style-name="T9">Recomendação do responsável:</text:span><text:span text:style-name="T4"> </text:span><text:span text:style-name="T7">A recomendação é para aceitar a modificação e a implementar, </text:span><text:span text:style-name="T8">n</text:span><text:span text:style-name="T7">a Opção 1.</text:span></text:p>
      <text:p text:style-name="P3"/>
      <text:p text:style-name="P6"><text:span text:style-name="T9">Situação: </text:span><text:span text:style-name="T5">Aprovada</text:span></text:p>
      <text:p text:style-name="P3"/>
      <text:p text:style-name="P6"><text:span text:style-name="T9">Ata de Reunião:</text:span><text:span text:style-name="T4"> </text:span><text:span text:style-name="T5">Como a criticidade desta mudança é baixa, não foi necessária uma Reunião para sua aprovação, sendo feita pelo Responsável pela Manutenção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28:01.69</meta:creation-date>
    <dc:date>2015-05-24T19:40:40.05</dc:date>
    <meta:editing-duration>PT7M57S</meta:editing-duration>
    <meta:editing-cycles>5</meta:editing-cycles>
    <meta:generator>LibreOffice/4.0.3.3$Windows_x86 LibreOffice_project/0eaa50a932c8f2199a615e1eb30f7ac74279539</meta:generator>
    <meta:document-statistic meta:table-count="0" meta:image-count="0" meta:object-count="0" meta:page-count="2" meta:paragraph-count="21" meta:word-count="376" meta:character-count="2394" meta:non-whitespace-character-count="2030"/>
  </office:meta>
</office:document-meta>
</file>